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cm" svg:height="7.3cm" svg:x="5.8cm" svg:y="18.9cm">
          <text:p text:style-name="P1">Answer</text:p>
          <text:p text:style-name="P1">Next question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6cm" svg:x="5.8cm" svg:y="18.9cm">
          <text:p text:style-name="P1">Ques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7.3cm" svg:x="13.2cm" svg:y="18.8cm">
          <text:p text:style-name="P1">fla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6cm" svg:x="13.2cm" svg:y="18.8cm">
          <text:p text:style-name="P1">Team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cm" svg:height="7.3cm" svg:x="2.2cm" svg:y="2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6cm" svg:x="2.2cm" svg:y="2.3cm">
          <text:p text:style-name="P1">Label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7.3cm" svg:x="12.7cm" svg:y="3.8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6cm" svg:x="12.7cm" svg:y="3.8cm">
          <text:p text:style-name="P1">Butt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7.3cm" svg:x="3cm" svg:y="10.5cm">
          <text:p text:style-name="P1">User histo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9cm" svg:height="1.6cm" svg:x="3cm" svg:y="10.5cm">
          <text:p text:style-name="P1">Us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23:09:22.161035041</meta:creation-date>
    <dc:date>2014-11-06T23:14:47.327825806</dc:date>
    <meta:editing-duration>P0D</meta:editing-duration>
    <meta:editing-cycles>1</meta:editing-cycles>
    <meta:document-statistic meta:object-count="10"/>
    <meta:generator>LibreOffice/4.2.7.2$Linux_X86_64 LibreOffice_project/420m0$Build-2</meta:generator>
  </office:meta>
</office:document-meta>
</file>